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" svg:font-family="'URW Gothic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RW Gothic" officeooo:rsid="0011b580" officeooo:paragraph-rsid="0011b580"/>
    </style:style>
    <style:style style:name="P2" style:family="paragraph" style:parent-style-name="Standard">
      <style:text-properties style:font-name="URW Gothic" fo:font-size="18pt" fo:font-weight="bold" officeooo:rsid="0011b580" officeooo:paragraph-rsid="0011b580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URW Gothic" officeooo:rsid="0017bd99" officeooo:paragraph-rsid="00165c3a"/>
    </style:style>
    <style:style style:name="P4" style:family="paragraph" style:parent-style-name="Standard">
      <style:text-properties style:font-name="URW Gothic" officeooo:rsid="00195d2c" officeooo:paragraph-rsid="00195d2c"/>
    </style:style>
    <style:style style:name="P5" style:family="paragraph" style:parent-style-name="Standard">
      <style:text-properties style:font-name="URW Gothic" officeooo:rsid="001a5a2d" officeooo:paragraph-rsid="001a5a2d"/>
    </style:style>
    <style:style style:name="P6" style:family="paragraph" style:parent-style-name="Standard">
      <style:paragraph-properties fo:text-align="justify" style:justify-single-word="false"/>
      <style:text-properties officeooo:paragraph-rsid="00141bc4"/>
    </style:style>
    <style:style style:name="P7" style:family="paragraph" style:parent-style-name="Standard">
      <style:paragraph-properties fo:text-align="justify" style:justify-single-word="false"/>
      <style:text-properties officeooo:rsid="00165c3a" officeooo:paragraph-rsid="00165c3a"/>
    </style:style>
    <style:style style:name="P8" style:family="paragraph" style:parent-style-name="Standard">
      <style:paragraph-properties fo:text-align="justify" style:justify-single-word="false"/>
      <style:text-properties style:font-name="URW Gothic" officeooo:rsid="00139cc8" officeooo:paragraph-rsid="00139cc8"/>
    </style:style>
    <style:style style:name="P9" style:family="paragraph" style:parent-style-name="Standard">
      <style:paragraph-properties fo:text-align="justify" style:justify-single-word="false"/>
      <style:text-properties style:font-name="URW Gothic" fo:language="pt" fo:country="BR" officeooo:rsid="00251afb" officeooo:paragraph-rsid="00280bba"/>
    </style:style>
    <style:style style:name="P10" style:family="paragraph" style:parent-style-name="Standard">
      <style:paragraph-properties fo:text-align="justify" style:justify-single-word="false"/>
      <style:text-properties style:font-name="URW Gothic" fo:language="pt" fo:country="BR" officeooo:rsid="0026984e" officeooo:paragraph-rsid="00280bba"/>
    </style:style>
    <style:style style:name="P11" style:family="paragraph" style:parent-style-name="Standard">
      <style:paragraph-properties fo:text-align="justify" style:justify-single-word="false"/>
      <style:text-properties style:font-name="URW Gothic" fo:language="pt" fo:country="BR" officeooo:rsid="0026984e" officeooo:paragraph-rsid="001dceb6"/>
    </style:style>
    <style:style style:name="P12" style:family="paragraph" style:parent-style-name="Standard" style:list-style-name="L1">
      <style:paragraph-properties fo:text-align="justify" style:justify-single-word="false"/>
      <style:text-properties style:font-name="URW Gothic" fo:language="pt" fo:country="BR" officeooo:rsid="00280bba" officeooo:paragraph-rsid="00280bba"/>
    </style:style>
    <style:style style:name="P13" style:family="paragraph" style:parent-style-name="Standard">
      <style:paragraph-properties fo:text-align="justify" style:justify-single-word="false"/>
      <style:text-properties style:font-name="URW Gothic" fo:language="pt" fo:country="BR" officeooo:rsid="00281d38" officeooo:paragraph-rsid="00281d38"/>
    </style:style>
    <style:style style:name="P14" style:family="paragraph" style:parent-style-name="Standard">
      <style:paragraph-properties fo:text-align="justify" style:justify-single-word="false"/>
      <style:text-properties style:font-name="URW Gothic" fo:language="pt" fo:country="BR" officeooo:rsid="002bccd0" officeooo:paragraph-rsid="002bccd0"/>
    </style:style>
    <style:style style:name="P15" style:family="paragraph" style:parent-style-name="Standard">
      <style:paragraph-properties fo:text-align="justify" style:justify-single-word="false"/>
      <style:text-properties style:font-name="URW Gothic" fo:language="pt" fo:country="BR" fo:font-weight="normal" officeooo:rsid="002bccd0" officeooo:paragraph-rsid="002bccd0" style:font-weight-asian="normal" style:font-weight-complex="normal"/>
    </style:style>
    <style:style style:name="P16" style:family="paragraph" style:parent-style-name="Standard" style:list-style-name="L1">
      <style:paragraph-properties fo:text-align="justify" style:justify-single-word="false"/>
      <style:text-properties officeooo:paragraph-rsid="00280bba"/>
    </style:style>
    <style:style style:name="P17" style:family="paragraph" style:parent-style-name="Standard" style:list-style-name="L1">
      <style:paragraph-properties fo:text-align="justify" style:justify-single-word="false"/>
      <style:text-properties officeooo:paragraph-rsid="00281d38"/>
    </style:style>
    <style:style style:name="T1" style:family="text">
      <style:text-properties officeooo:rsid="0012ec29"/>
    </style:style>
    <style:style style:name="T2" style:family="text">
      <style:text-properties style:font-name="URW Gothic"/>
    </style:style>
    <style:style style:name="T3" style:family="text">
      <style:text-properties style:font-name="URW Gothic" officeooo:rsid="0015a791"/>
    </style:style>
    <style:style style:name="T4" style:family="text">
      <style:text-properties style:font-name="URW Gothic" officeooo:rsid="00141bc4"/>
    </style:style>
    <style:style style:name="T5" style:family="text">
      <style:text-properties style:font-name="URW Gothic" officeooo:rsid="0017bd99"/>
    </style:style>
    <style:style style:name="T6" style:family="text">
      <style:text-properties style:font-name="URW Gothic" fo:language="pt" fo:country="BR" officeooo:rsid="001dceb6"/>
    </style:style>
    <style:style style:name="T7" style:family="text">
      <style:text-properties style:font-name="URW Gothic" fo:language="pt" fo:country="BR" officeooo:rsid="00213062"/>
    </style:style>
    <style:style style:name="T8" style:family="text">
      <style:text-properties style:font-name="URW Gothic" fo:language="pt" fo:country="BR" officeooo:rsid="0022ec4c"/>
    </style:style>
    <style:style style:name="T9" style:family="text">
      <style:text-properties style:font-name="URW Gothic" fo:language="pt" fo:country="BR" officeooo:rsid="00251afb"/>
    </style:style>
    <style:style style:name="T10" style:family="text">
      <style:text-properties style:font-name="URW Gothic" fo:language="pt" fo:country="BR" officeooo:rsid="0026984e"/>
    </style:style>
    <style:style style:name="T11" style:family="text">
      <style:text-properties style:font-name="URW Gothic" fo:language="pt" fo:country="BR" officeooo:rsid="00281d38"/>
    </style:style>
    <style:style style:name="T12" style:family="text">
      <style:text-properties officeooo:rsid="0017bd99"/>
    </style:style>
    <style:style style:name="T1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ocumento de requisitos <text:span text:style-name="T1">funcionais</text:span></text:p>
      <text:p text:style-name="P1">Data: <text:span text:style-name="T12">04</text:span><text:span text:style-name="T1">/1</text:span><text:span text:style-name="T12">1</text:span><text:span text:style-name="T1">/2021</text:span></text:p>
      <text:p text:style-name="P1">Versão: <text:span text:style-name="T1">1.0</text:span></text:p>
      <text:p text:style-name="P5">Nome: Estoque simples</text:p>
      <text:p text:style-name="P4">Autor: Salomão Francisco da Silva</text:p>
      <text:p text:style-name="P8"/>
      <text:p text:style-name="P8"/>
      <text:list xml:id="list484570021" text:style-name="L1">
        <text:list-item>
          <text:p text:style-name="P16"><text:span text:style-name="T6">O sistema a ser desenvolvido deve </text:span><text:span text:style-name="T7">possibilitar</text:span><text:span text:style-name="T6"> o controle de </text:span><text:span text:style-name="T8">um </text:span><text:span text:style-name="T6">estoque pequeno. </text:span><text:span text:style-name="T9">Tendo como recursos o cadastro dos itens, bem como a pesquisa por estes itens cadastrados. </text:span></text:p>
        </text:list-item>
      </text:list>
      <text:p text:style-name="P9"/>
      <text:list xml:id="list141718430802580" text:continue-numbering="true" text:style-name="L1">
        <text:list-item>
          <text:p text:style-name="P16"><text:span text:style-name="T10">C</text:span><text:span text:style-name="T9">ada iten cadastrado tem seu próprio histórico </text:span><text:span text:style-name="T10">de movimentações, ou seja, o que entrou e o que saiu em uma determinada data.</text:span></text:p>
        </text:list-item>
      </text:list>
      <text:p text:style-name="P10"/>
      <text:list xml:id="list141718677938445" text:continue-numbering="true" text:style-name="L1">
        <text:list-item>
          <text:p text:style-name="P12">Tanto o cadastro do produto, quanto o registro de movimentação deverá ser editável para atualizações e exclusões.</text:p>
        </text:list-item>
      </text:list>
      <text:p text:style-name="P11"/>
      <text:list xml:id="list141718891781583" text:continue-numbering="true" text:style-name="L1">
        <text:list-item>
          <text:p text:style-name="P17"><text:span text:style-name="T10">T</text:span><text:span text:style-name="T11">ambém deverá ser possível emitir um relatório em PDF, contendo a relação de produtos cadastrados.</text:span></text:p>
        </text:list-item>
      </text:list>
      <text:p text:style-name="P13"/>
      <text:p text:style-name="P13"/>
      <text:p text:style-name="P14"><text:span text:style-name="T13">Requisitos funcionais encontrados:</text:span></text:p>
      <text:p text:style-name="P15"/>
      <text:p text:style-name="P6"><text:span text:style-name="T4">[RF – 001] – </text:span><text:span text:style-name="T3">Cadastrar item.</text:span></text:p>
      <text:p text:style-name="P6"><text:span text:style-name="T4">[RF – 002] – </text:span><text:span text:style-name="T3">Cadastrar movimentação de item (entrada ou saída).</text:span></text:p>
      <text:p text:style-name="P6"><text:span text:style-name="T4">[RF – 003] – </text:span><text:span text:style-name="T3">Pesquisar por itens cadastrados.</text:span></text:p>
      <text:p text:style-name="P7"><text:span text:style-name="T3">[</text:span><text:span text:style-name="T2">RF – 004] – </text:span><text:span text:style-name="T5">Emitir relatório.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" svg:font-family="'URW Gothic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14" meta:word-count="128" meta:character-count="826" meta:non-whitespace-character-count="707"/>
  </office:meta>
</office:document-meta>
</file>